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626in"/>
    </style:style>
    <style:style style:name="co2" style:family="table-column">
      <style:table-column-properties fo:break-before="auto" style:column-width="1.9283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1.7827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3291in"/>
    </style:style>
    <style:style style:name="co7" style:family="table-column">
      <style:table-column-properties fo:break-before="auto" style:column-width="1.1898in"/>
    </style:style>
    <style:style style:name="co8" style:family="table-column">
      <style:table-column-properties fo:break-before="auto" style:column-width="0.8299in"/>
    </style:style>
    <style:style style:name="co9" style:family="table-column">
      <style:table-column-properties fo:break-before="auto" style:column-width="1.697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9" style:family="table-cell" style:parent-style-name="Default">
      <style:table-cell-properties fo:background-color="#99cc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0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7413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2563in" style:writing-mode="page"/>
    </style:style>
    <style:style style:name="ce2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7413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428ec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6fa9d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7eb2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247c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5197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60a0d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3385c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2563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6.2988in" svg:height="3.5429in" svg:x="13.4602in" svg:y="10.6646in">
            <draw:object draw:notify-on-update-of-ranges="Sheet1.A45:Sheet1.A60 Sheet1.B45:Sheet1.B60 Sheet1.E45:Sheet1.E60 Sheet1.E45:Sheet1.E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.0886in" svg:y="11.3831in">
            <draw:object draw:notify-on-update-of-ranges="Sheet1.A46:Sheet1.A46 Sheet1.A48:Sheet1.A52 Sheet1.D46:Sheet1.D46 Sheet1.D48:Sheet1.D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429in" svg:x="6.9846in" svg:y="11.2043in">
            <draw:object draw:notify-on-update-of-ranges="Sheet1.H48:Sheet1.H53 Sheet1.K48:Sheet1.K5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013" table:default-cell-style-name="Default"/>
        <table:table-row table:style-name="ro1"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A</text:p>
          </table:table-cell>
          <table:table-cell table:style-name="ce24" office:value-type="float" office:value="78479" calcext:value-type="float">
            <text:p>78479</text:p>
          </table:table-cell>
          <table:table-cell table:style-name="ce24" office:value-type="float" office:value="81760" calcext:value-type="float">
            <text:p>81760</text:p>
          </table:table-cell>
          <table:table-cell table:style-name="ce24" office:value-type="float" office:value="80944" calcext:value-type="float">
            <text:p>80944</text:p>
          </table:table-cell>
          <table:table-cell table:style-name="ce30" office:value-type="float" office:value="88649" calcext:value-type="float">
            <text:p>88649</text:p>
          </table:table-cell>
          <table:table-cell table:style-name="ce27" office:value-type="float" office:value="93288" calcext:value-type="float">
            <text:p>93288</text:p>
          </table:table-cell>
          <table:table-cell table:style-name="ce27" office:value-type="float" office:value="94794" calcext:value-type="float">
            <text:p>94794</text:p>
          </table:table-cell>
          <table:table-cell table:style-name="ce31" table:number-columns-repeated="6"/>
          <table:table-cell table:style-name="ce18" office:value-type="string" calcext:value-type="string">
            <text:p>485/20,528/20</text:p>
          </table:table-cell>
          <table:table-cell table:number-columns-repeated="1010"/>
        </table:table-row>
        <table:table-row table:style-name="ro1">
          <table:table-cell table:style-name="ce20" office:value-type="string" calcext:value-type="string">
            <text:p>B</text:p>
          </table:table-cell>
          <table:table-cell table:style-name="ce25" office:value-type="float" office:value="64011" calcext:value-type="float">
            <text:p>64011</text:p>
          </table:table-cell>
          <table:table-cell table:style-name="ce29" office:value-type="float" office:value="65408" calcext:value-type="float">
            <text:p>65408</text:p>
          </table:table-cell>
          <table:table-cell table:style-name="ce29" office:value-type="float" office:value="65977" calcext:value-type="float">
            <text:p>65977</text:p>
          </table:table-cell>
          <table:table-cell table:style-name="ce28" office:value-type="float" office:value="76495" calcext:value-type="float">
            <text:p>76495</text:p>
          </table:table-cell>
          <table:table-cell table:style-name="ce24" office:value-type="float" office:value="76812" calcext:value-type="float">
            <text:p>76812</text:p>
          </table:table-cell>
          <table:table-cell table:style-name="ce24" office:value-type="float" office:value="78658" calcext:value-type="float">
            <text:p>78658</text:p>
          </table:table-cell>
          <table:table-cell table:style-name="ce31" table:number-columns-repeated="6"/>
          <table:table-cell table:style-name="ce18" office:value-type="string" calcext:value-type="string">
            <text:p>485/20,528/20</text:p>
          </table:table-cell>
          <table:table-cell table:number-columns-repeated="1010"/>
        </table:table-row>
        <table:table-row table:style-name="ro1">
          <table:table-cell table:style-name="ce20" office:value-type="string" calcext:value-type="string">
            <text:p>C</text:p>
          </table:table-cell>
          <table:table-cell table:style-name="ce26" office:value-type="float" office:value="57908" calcext:value-type="float">
            <text:p>57908</text:p>
          </table:table-cell>
          <table:table-cell table:style-name="ce26" office:value-type="float" office:value="58118" calcext:value-type="float">
            <text:p>58118</text:p>
          </table:table-cell>
          <table:table-cell table:style-name="ce25" office:value-type="float" office:value="59150" calcext:value-type="float">
            <text:p>59150</text:p>
          </table:table-cell>
          <table:table-cell table:style-name="ce30" office:value-type="float" office:value="83246" calcext:value-type="float">
            <text:p>83246</text:p>
          </table:table-cell>
          <table:table-cell table:style-name="ce30" office:value-type="float" office:value="84008" calcext:value-type="float">
            <text:p>84008</text:p>
          </table:table-cell>
          <table:table-cell table:style-name="ce30" office:value-type="float" office:value="83956" calcext:value-type="float">
            <text:p>83956</text:p>
          </table:table-cell>
          <table:table-cell table:style-name="ce31" table:number-columns-repeated="6"/>
          <table:table-cell table:style-name="ce18" office:value-type="string" calcext:value-type="string">
            <text:p>485/20,528/20</text:p>
          </table:table-cell>
          <table:table-cell table:number-columns-repeated="1010"/>
        </table:table-row>
        <table:table-row table:style-name="ro1">
          <table:table-cell table:style-name="ce20" office:value-type="string" calcext:value-type="string">
            <text:p>D</text:p>
          </table:table-cell>
          <table:table-cell table:style-name="ce25" office:value-type="float" office:value="59814" calcext:value-type="float">
            <text:p>59814</text:p>
          </table:table-cell>
          <table:table-cell table:style-name="ce25" office:value-type="float" office:value="62421" calcext:value-type="float">
            <text:p>62421</text:p>
          </table:table-cell>
          <table:table-cell table:style-name="ce25" office:value-type="float" office:value="61949" calcext:value-type="float">
            <text:p>61949</text:p>
          </table:table-cell>
          <table:table-cell table:style-name="ce30" office:value-type="float" office:value="84723" calcext:value-type="float">
            <text:p>84723</text:p>
          </table:table-cell>
          <table:table-cell table:style-name="ce26" office:value-type="float" office:value="58274" calcext:value-type="float">
            <text:p>58274</text:p>
          </table:table-cell>
          <table:table-cell table:style-name="ce30" office:value-type="float" office:value="85033" calcext:value-type="float">
            <text:p>85033</text:p>
          </table:table-cell>
          <table:table-cell table:style-name="ce31" table:number-columns-repeated="6"/>
          <table:table-cell table:style-name="ce18" office:value-type="string" calcext:value-type="string">
            <text:p>485/20,528/20</text:p>
          </table:table-cell>
          <table:table-cell table:number-columns-repeated="1010"/>
        </table:table-row>
        <table:table-row table:style-name="ro1">
          <table:table-cell table:style-name="ce20" office:value-type="string" calcext:value-type="string">
            <text:p>E</text:p>
          </table:table-cell>
          <table:table-cell table:style-name="ce26" office:value-type="float" office:value="57763" calcext:value-type="float">
            <text:p>57763</text:p>
          </table:table-cell>
          <table:table-cell table:style-name="ce25" office:value-type="float" office:value="62938" calcext:value-type="float">
            <text:p>62938</text:p>
          </table:table-cell>
          <table:table-cell table:style-name="ce29" office:value-type="float" office:value="64495" calcext:value-type="float">
            <text:p>64495</text:p>
          </table:table-cell>
          <table:table-cell table:style-name="ce29" office:value-type="float" office:value="70406" calcext:value-type="float">
            <text:p>70406</text:p>
          </table:table-cell>
          <table:table-cell table:style-name="ce29" office:value-type="float" office:value="68359" calcext:value-type="float">
            <text:p>68359</text:p>
          </table:table-cell>
          <table:table-cell table:style-name="ce28" office:value-type="float" office:value="70853" calcext:value-type="float">
            <text:p>70853</text:p>
          </table:table-cell>
          <table:table-cell table:style-name="ce31" table:number-columns-repeated="6"/>
          <table:table-cell table:style-name="ce18" office:value-type="string" calcext:value-type="string">
            <text:p>485/20,528/20</text:p>
          </table:table-cell>
          <table:table-cell table:number-columns-repeated="1010"/>
        </table:table-row>
        <table:table-row table:style-name="ro1">
          <table:table-cell table:style-name="ce20" office:value-type="string" calcext:value-type="string">
            <text:p>F</text:p>
          </table:table-cell>
          <table:table-cell table:style-name="ce27" office:value-type="float" office:value="92240" calcext:value-type="float">
            <text:p>92240</text:p>
          </table:table-cell>
          <table:table-cell table:style-name="ce27" office:value-type="float" office:value="92238" calcext:value-type="float">
            <text:p>92238</text:p>
          </table:table-cell>
          <table:table-cell table:style-name="ce27" office:value-type="float" office:value="94587" calcext:value-type="float">
            <text:p>94587</text:p>
          </table:table-cell>
          <table:table-cell table:style-name="ce26" office:value-type="float" office:value="56084" calcext:value-type="float">
            <text:p>56084</text:p>
          </table:table-cell>
          <table:table-cell table:style-name="ce29" office:value-type="float" office:value="66978" calcext:value-type="float">
            <text:p>66978</text:p>
          </table:table-cell>
          <table:table-cell table:style-name="ce29" office:value-type="float" office:value="68188" calcext:value-type="float">
            <text:p>68188</text:p>
          </table:table-cell>
          <table:table-cell table:style-name="ce31" table:number-columns-repeated="6"/>
          <table:table-cell table:style-name="ce18" office:value-type="string" calcext:value-type="string">
            <text:p>485/20,528/20</text:p>
          </table:table-cell>
          <table:table-cell table:number-columns-repeated="1010"/>
        </table:table-row>
        <table:table-row table:style-name="ro1">
          <table:table-cell table:style-name="ce20" office:value-type="string" calcext:value-type="string">
            <text:p>G</text:p>
          </table:table-cell>
          <table:table-cell table:style-name="ce28" office:value-type="float" office:value="72643" calcext:value-type="float">
            <text:p>72643</text:p>
          </table:table-cell>
          <table:table-cell table:style-name="ce28" office:value-type="float" office:value="72178" calcext:value-type="float">
            <text:p>72178</text:p>
          </table:table-cell>
          <table:table-cell table:style-name="ce24" office:value-type="float" office:value="80043" calcext:value-type="float">
            <text:p>80043</text:p>
          </table:table-cell>
          <table:table-cell table:style-name="ce29" office:value-type="float" office:value="67214" calcext:value-type="float">
            <text:p>67214</text:p>
          </table:table-cell>
          <table:table-cell table:style-name="ce26" office:value-type="float" office:value="56166" calcext:value-type="float">
            <text:p>56166</text:p>
          </table:table-cell>
          <table:table-cell table:style-name="ce29" office:value-type="float" office:value="65395" calcext:value-type="float">
            <text:p>65395</text:p>
          </table:table-cell>
          <table:table-cell table:style-name="ce31" table:number-columns-repeated="6"/>
          <table:table-cell table:style-name="ce18" office:value-type="string" calcext:value-type="string">
            <text:p>485/20,528/20</text:p>
          </table:table-cell>
          <table:table-cell table:number-columns-repeated="1010"/>
        </table:table-row>
        <table:table-row table:style-name="ro1">
          <table:table-cell table:style-name="ce20" office:value-type="string" calcext:value-type="string">
            <text:p>H</text:p>
          </table:table-cell>
          <table:table-cell table:style-name="ce28" office:value-type="float" office:value="70835" calcext:value-type="float">
            <text:p>70835</text:p>
          </table:table-cell>
          <table:table-cell table:style-name="ce29" office:value-type="float" office:value="69395" calcext:value-type="float">
            <text:p>69395</text:p>
          </table:table-cell>
          <table:table-cell table:style-name="ce28" office:value-type="float" office:value="72819" calcext:value-type="float">
            <text:p>72819</text:p>
          </table:table-cell>
          <table:table-cell table:style-name="ce28" office:value-type="float" office:value="74520" calcext:value-type="float">
            <text:p>74520</text:p>
          </table:table-cell>
          <table:table-cell table:style-name="ce28" office:value-type="float" office:value="71383" calcext:value-type="float">
            <text:p>71383</text:p>
          </table:table-cell>
          <table:table-cell table:style-name="ce27" office:value-type="float" office:value="93696" calcext:value-type="float">
            <text:p>93696</text:p>
          </table:table-cell>
          <table:table-cell table:style-name="ce31" table:number-columns-repeated="6"/>
          <table:table-cell table:style-name="ce18" office:value-type="string" calcext:value-type="string">
            <text:p>485/20,528/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late layout</text:p>
          </table:table-cell>
          <table:table-cell table:number-columns-repeated="3"/>
          <table:table-cell office:value-type="string" calcext:value-type="string">
            <text:p>P = PBS Sample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A</text:p>
          </table:table-cell>
          <table:table-cell table:number-columns-repeated="3" office:value-type="string" calcext:value-type="string">
            <text:p>GpA</text:p>
          </table:table-cell>
          <table:table-cell table:number-columns-repeated="3" office:value-type="string" calcext:value-type="string">
            <text:p>GAS</text:p>
          </table:table-cell>
          <table:table-cell table:style-name="ce31" table:number-columns-repeated="6"/>
          <table:table-cell table:number-columns-repeated="1011"/>
        </table:table-row>
        <table:table-row table:style-name="ro1">
          <table:table-cell table:style-name="ce20" office:value-type="string" calcext:value-type="string">
            <text:p>B</text:p>
          </table:table-cell>
          <table:table-cell table:number-columns-repeated="3" office:value-type="string" calcext:value-type="string">
            <text:p>G83I</text:p>
          </table:table-cell>
          <table:table-cell table:number-columns-repeated="3" office:value-type="string" calcext:value-type="string">
            <text:p>L1</text:p>
          </table:table-cell>
          <table:table-cell table:style-name="ce31" table:number-columns-repeated="6"/>
          <table:table-cell table:number-columns-repeated="1011"/>
        </table:table-row>
        <table:table-row table:style-name="ro1">
          <table:table-cell table:style-name="ce20" office:value-type="string" calcext:value-type="string">
            <text:p>C</text:p>
          </table:table-cell>
          <table:table-cell table:number-columns-repeated="3" office:value-type="string" calcext:value-type="string">
            <text:p>No TM</text:p>
          </table:table-cell>
          <table:table-cell table:number-columns-repeated="3" office:value-type="string" calcext:value-type="string">
            <text:p>L2</text:p>
          </table:table-cell>
          <table:table-cell table:style-name="ce31" table:number-columns-repeated="6"/>
          <table:table-cell table:number-columns-repeated="1011"/>
        </table:table-row>
        <table:table-row table:style-name="ro1">
          <table:table-cell table:style-name="ce20" office:value-type="string" calcext:value-type="string">
            <text:p>D</text:p>
          </table:table-cell>
          <table:table-cell table:number-columns-repeated="3" office:value-type="string" calcext:value-type="string">
            <text:p>P1</text:p>
          </table:table-cell>
          <table:table-cell table:number-columns-repeated="3" office:value-type="string" calcext:value-type="string">
            <text:p>L3</text:p>
          </table:table-cell>
          <table:table-cell table:style-name="ce31" table:number-columns-repeated="6"/>
          <table:table-cell table:number-columns-repeated="1011"/>
        </table:table-row>
        <table:table-row table:style-name="ro1">
          <table:table-cell table:style-name="ce20" office:value-type="string" calcext:value-type="string">
            <text:p>E</text:p>
          </table:table-cell>
          <table:table-cell table:number-columns-repeated="3" office:value-type="string" calcext:value-type="string">
            <text:p>P2</text:p>
          </table:table-cell>
          <table:table-cell table:number-columns-repeated="3" office:value-type="string" calcext:value-type="string">
            <text:p>L4</text:p>
          </table:table-cell>
          <table:table-cell table:style-name="ce31" table:number-columns-repeated="6"/>
          <table:table-cell table:number-columns-repeated="1011"/>
        </table:table-row>
        <table:table-row table:style-name="ro1">
          <table:table-cell table:style-name="ce20" office:value-type="string" calcext:value-type="string">
            <text:p>F</text:p>
          </table:table-cell>
          <table:table-cell table:number-columns-repeated="3" office:value-type="string" calcext:value-type="string">
            <text:p>P3</text:p>
          </table:table-cell>
          <table:table-cell table:number-columns-repeated="3" office:value-type="string" calcext:value-type="string">
            <text:p>R1</text:p>
          </table:table-cell>
          <table:table-cell table:style-name="ce31" table:number-columns-repeated="6"/>
          <table:table-cell table:number-columns-repeated="1011"/>
        </table:table-row>
        <table:table-row table:style-name="ro1">
          <table:table-cell table:style-name="ce20" office:value-type="string" calcext:value-type="string">
            <text:p>G</text:p>
          </table:table-cell>
          <table:table-cell table:number-columns-repeated="3" office:value-type="string" calcext:value-type="string">
            <text:p>P4</text:p>
          </table:table-cell>
          <table:table-cell table:number-columns-repeated="3" office:value-type="string" calcext:value-type="string">
            <text:p>R2</text:p>
          </table:table-cell>
          <table:table-cell table:style-name="ce31" table:number-columns-repeated="6"/>
          <table:table-cell table:number-columns-repeated="1011"/>
        </table:table-row>
        <table:table-row table:style-name="ro1">
          <table:table-cell table:style-name="ce20" office:value-type="string" calcext:value-type="string">
            <text:p>H</text:p>
          </table:table-cell>
          <table:table-cell table:number-columns-repeated="3" office:value-type="string" calcext:value-type="string">
            <text:p>P5</text:p>
          </table:table-cell>
          <table:table-cell table:number-columns-repeated="3" office:value-type="string" calcext:value-type="string">
            <text:p>R3</text:p>
          </table:table-cell>
          <table:table-cell table:style-name="ce31" table:number-columns-repeated="6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D600</text:p>
          </table:table-cell>
          <table:table-cell table:number-columns-repeated="1023"/>
        </table:table-row>
        <table:table-row table:style-name="ro1"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A</text:p>
          </table:table-cell>
          <table:table-cell office:value-type="float" office:value="0.4491" calcext:value-type="float">
            <text:p>0.4491</text:p>
          </table:table-cell>
          <table:table-cell office:value-type="float" office:value="0.4179" calcext:value-type="float">
            <text:p>0.4179</text:p>
          </table:table-cell>
          <table:table-cell office:value-type="float" office:value="0.4362" calcext:value-type="float">
            <text:p>0.4362</text:p>
          </table:table-cell>
          <table:table-cell office:value-type="float" office:value="0.4468" calcext:value-type="float">
            <text:p>0.4468</text:p>
          </table:table-cell>
          <table:table-cell office:value-type="float" office:value="0.4255" calcext:value-type="float">
            <text:p>0.4255</text:p>
          </table:table-cell>
          <table:table-cell office:value-type="float" office:value="0.4321" calcext:value-type="float">
            <text:p>0.4321</text:p>
          </table:table-cell>
          <table:table-cell table:number-columns-repeated="6"/>
          <table:table-cell office:value-type="string" calcext:value-type="string">
            <text:p>Min</text:p>
          </table:table-cell>
          <table:table-cell table:formula="of:=MIN([.B24:.M31])" office:value-type="float" office:value="0.4029" calcext:value-type="float">
            <text:p>0.4029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B</text:p>
          </table:table-cell>
          <table:table-cell office:value-type="float" office:value="0.4386" calcext:value-type="float">
            <text:p>0.4386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4164" calcext:value-type="float">
            <text:p>0.4164</text:p>
          </table:table-cell>
          <table:table-cell office:value-type="float" office:value="0.4344" calcext:value-type="float">
            <text:p>0.4344</text:p>
          </table:table-cell>
          <table:table-cell office:value-type="float" office:value="0.4377" calcext:value-type="float">
            <text:p>0.4377</text:p>
          </table:table-cell>
          <table:table-cell office:value-type="float" office:value="0.4453" calcext:value-type="float">
            <text:p>0.4453</text:p>
          </table:table-cell>
          <table:table-cell table:number-columns-repeated="6"/>
          <table:table-cell office:value-type="string" calcext:value-type="string">
            <text:p>Max</text:p>
          </table:table-cell>
          <table:table-cell table:formula="of:=MAX([.B24:.M31])" office:value-type="float" office:value="0.4589" calcext:value-type="float">
            <text:p>0.4589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</text:p>
          </table:table-cell>
          <table:table-cell office:value-type="float" office:value="0.4279" calcext:value-type="float">
            <text:p>0.4279</text:p>
          </table:table-cell>
          <table:table-cell office:value-type="float" office:value="0.455" calcext:value-type="float">
            <text:p>0.455</text:p>
          </table:table-cell>
          <table:table-cell office:value-type="float" office:value="0.4578" calcext:value-type="float">
            <text:p>0.4578</text:p>
          </table:table-cell>
          <table:table-cell office:value-type="float" office:value="0.453" calcext:value-type="float">
            <text:p>0.453</text:p>
          </table:table-cell>
          <table:table-cell office:value-type="float" office:value="0.4555" calcext:value-type="float">
            <text:p>0.4555</text:p>
          </table:table-cell>
          <table:table-cell office:value-type="float" office:value="0.4167" calcext:value-type="float">
            <text:p>0.4167</text:p>
          </table:table-cell>
          <table:table-cell table:number-columns-repeated="6"/>
          <table:table-cell office:value-type="string" calcext:value-type="string">
            <text:p>Max-min</text:p>
          </table:table-cell>
          <table:table-cell table:formula="of:=[.O25]-[.O24]" office:value-type="float" office:value="0.056" calcext:value-type="float">
            <text:p>0.056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D</text:p>
          </table:table-cell>
          <table:table-cell office:value-type="float" office:value="0.4269" calcext:value-type="float">
            <text:p>0.4269</text:p>
          </table:table-cell>
          <table:table-cell office:value-type="float" office:value="0.4517" calcext:value-type="float">
            <text:p>0.4517</text:p>
          </table:table-cell>
          <table:table-cell office:value-type="float" office:value="0.426" calcext:value-type="float">
            <text:p>0.426</text:p>
          </table:table-cell>
          <table:table-cell office:value-type="float" office:value="0.4425" calcext:value-type="float">
            <text:p>0.4425</text:p>
          </table:table-cell>
          <table:table-cell office:value-type="float" office:value="0.4144" calcext:value-type="float">
            <text:p>0.4144</text:p>
          </table:table-cell>
          <table:table-cell office:value-type="float" office:value="0.4228" calcext:value-type="float">
            <text:p>0.4228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E</text:p>
          </table:table-cell>
          <table:table-cell office:value-type="float" office:value="0.4589" calcext:value-type="float">
            <text:p>0.4589</text:p>
          </table:table-cell>
          <table:table-cell office:value-type="float" office:value="0.4317" calcext:value-type="float">
            <text:p>0.4317</text:p>
          </table:table-cell>
          <table:table-cell office:value-type="float" office:value="0.4445" calcext:value-type="float">
            <text:p>0.4445</text:p>
          </table:table-cell>
          <table:table-cell office:value-type="float" office:value="0.4247" calcext:value-type="float">
            <text:p>0.4247</text:p>
          </table:table-cell>
          <table:table-cell office:value-type="float" office:value="0.448" calcext:value-type="float">
            <text:p>0.448</text:p>
          </table:table-cell>
          <table:table-cell office:value-type="float" office:value="0.4298" calcext:value-type="float">
            <text:p>0.4298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F</text:p>
          </table:table-cell>
          <table:table-cell office:value-type="float" office:value="0.4403" calcext:value-type="float">
            <text:p>0.4403</text:p>
          </table:table-cell>
          <table:table-cell office:value-type="float" office:value="0.4346" calcext:value-type="float">
            <text:p>0.4346</text:p>
          </table:table-cell>
          <table:table-cell office:value-type="float" office:value="0.443" calcext:value-type="float">
            <text:p>0.443</text:p>
          </table:table-cell>
          <table:table-cell office:value-type="float" office:value="0.4588" calcext:value-type="float">
            <text:p>0.4588</text:p>
          </table:table-cell>
          <table:table-cell office:value-type="float" office:value="0.4203" calcext:value-type="float">
            <text:p>0.4203</text:p>
          </table:table-cell>
          <table:table-cell office:value-type="float" office:value="0.4116" calcext:value-type="float">
            <text:p>0.4116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G</text:p>
          </table:table-cell>
          <table:table-cell office:value-type="float" office:value="0.4233" calcext:value-type="float">
            <text:p>0.4233</text:p>
          </table:table-cell>
          <table:table-cell office:value-type="float" office:value="0.4347" calcext:value-type="float">
            <text:p>0.4347</text:p>
          </table:table-cell>
          <table:table-cell office:value-type="float" office:value="0.4327" calcext:value-type="float">
            <text:p>0.4327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4029" calcext:value-type="float">
            <text:p>0.4029</text:p>
          </table:table-cell>
          <table:table-cell office:value-type="float" office:value="0.4333" calcext:value-type="float">
            <text:p>0.4333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H</text:p>
          </table:table-cell>
          <table:table-cell office:value-type="float" office:value="0.4345" calcext:value-type="float">
            <text:p>0.4345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4426" calcext:value-type="float">
            <text:p>0.4426</text:p>
          </table:table-cell>
          <table:table-cell office:value-type="float" office:value="0.4387" calcext:value-type="float">
            <text:p>0.4387</text:p>
          </table:table-cell>
          <table:table-cell office:value-type="float" office:value="0.4097" calcext:value-type="float">
            <text:p>0.4097</text:p>
          </table:table-cell>
          <table:table-cell office:value-type="float" office:value="0.4133" calcext:value-type="float">
            <text:p>0.413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rmalized GFP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formula="of:=[.B2]/[.B24]" office:value-type="float" office:value="174747.272322423" calcext:value-type="float">
            <text:p>174747.272322423</text:p>
          </table:table-cell>
          <table:table-cell table:formula="of:=[.C2]/[.C24]" office:value-type="float" office:value="195644.891122278" calcext:value-type="float">
            <text:p>195644.891122278</text:p>
          </table:table-cell>
          <table:table-cell table:formula="of:=[.D2]/[.D24]" office:value-type="float" office:value="185566.254011921" calcext:value-type="float">
            <text:p>185566.254011921</text:p>
          </table:table-cell>
          <table:table-cell table:formula="of:=[.E2]/[.E24]" office:value-type="float" office:value="198408.683974933" calcext:value-type="float">
            <text:p>198408.683974933</text:p>
          </table:table-cell>
          <table:table-cell table:formula="of:=[.F2]/[.F24]" office:value-type="float" office:value="219243.243243243" calcext:value-type="float">
            <text:p>219243.243243243</text:p>
          </table:table-cell>
          <table:table-cell table:formula="of:=[.G2]/[.G24]" office:value-type="float" office:value="219379.773200648" calcext:value-type="float">
            <text:p>219379.77320064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formula="of:=[.B3]/[.B25]" office:value-type="float" office:value="145943.9124487" calcext:value-type="float">
            <text:p>145943.9124487</text:p>
          </table:table-cell>
          <table:table-cell table:formula="of:=[.C3]/[.C25]" office:value-type="float" office:value="147182.718271827" calcext:value-type="float">
            <text:p>147182.718271827</text:p>
          </table:table-cell>
          <table:table-cell table:formula="of:=[.D3]/[.D25]" office:value-type="float" office:value="158446.205571566" calcext:value-type="float">
            <text:p>158446.205571566</text:p>
          </table:table-cell>
          <table:table-cell table:formula="of:=[.E3]/[.E25]" office:value-type="float" office:value="176093.462246777" calcext:value-type="float">
            <text:p>176093.462246777</text:p>
          </table:table-cell>
          <table:table-cell table:formula="of:=[.F3]/[.F25]" office:value-type="float" office:value="175490.061686086" calcext:value-type="float">
            <text:p>175490.061686086</text:p>
          </table:table-cell>
          <table:table-cell table:formula="of:=[.G3]/[.G25]" office:value-type="float" office:value="176640.467100831" calcext:value-type="float">
            <text:p>176640.46710083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formula="of:=[.B4]/[.B26]" office:value-type="float" office:value="135330.684739425" calcext:value-type="float">
            <text:p>135330.684739425</text:p>
          </table:table-cell>
          <table:table-cell table:formula="of:=[.C4]/[.C26]" office:value-type="float" office:value="127731.868131868" calcext:value-type="float">
            <text:p>127731.868131868</text:p>
          </table:table-cell>
          <table:table-cell table:formula="of:=[.D4]/[.D26]" office:value-type="float" office:value="129204.892966361" calcext:value-type="float">
            <text:p>129204.892966361</text:p>
          </table:table-cell>
          <table:table-cell table:formula="of:=[.E4]/[.E26]" office:value-type="float" office:value="183766.004415011" calcext:value-type="float">
            <text:p>183766.004415011</text:p>
          </table:table-cell>
          <table:table-cell table:formula="of:=[.F4]/[.F26]" office:value-type="float" office:value="184430.296377607" calcext:value-type="float">
            <text:p>184430.296377607</text:p>
          </table:table-cell>
          <table:table-cell table:formula="of:=[.G4]/[.G26]" office:value-type="float" office:value="201478.281737461" calcext:value-type="float">
            <text:p>201478.28173746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formula="of:=[.B5]/[.B27]" office:value-type="float" office:value="140112.43851019" calcext:value-type="float">
            <text:p>140112.43851019</text:p>
          </table:table-cell>
          <table:table-cell table:formula="of:=[.C5]/[.C27]" office:value-type="float" office:value="138191.277396502" calcext:value-type="float">
            <text:p>138191.277396502</text:p>
          </table:table-cell>
          <table:table-cell table:formula="of:=[.D5]/[.D27]" office:value-type="float" office:value="145420.187793427" calcext:value-type="float">
            <text:p>145420.187793427</text:p>
          </table:table-cell>
          <table:table-cell table:formula="of:=[.E5]/[.E27]" office:value-type="float" office:value="191464.406779661" calcext:value-type="float">
            <text:p>191464.406779661</text:p>
          </table:table-cell>
          <table:table-cell table:formula="of:=[.F5]/[.F27]" office:value-type="float" office:value="140622.586872587" calcext:value-type="float">
            <text:p>140622.586872587</text:p>
          </table:table-cell>
          <table:table-cell table:formula="of:=[.G5]/[.G27]" office:value-type="float" office:value="201118.732261116" calcext:value-type="float">
            <text:p>201118.73226111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formula="of:=[.B6]/[.B28]" office:value-type="float" office:value="125872.739158858" calcext:value-type="float">
            <text:p>125872.739158858</text:p>
          </table:table-cell>
          <table:table-cell table:formula="of:=[.C6]/[.C28]" office:value-type="float" office:value="145791.058605513" calcext:value-type="float">
            <text:p>145791.058605513</text:p>
          </table:table-cell>
          <table:table-cell table:formula="of:=[.D6]/[.D28]" office:value-type="float" office:value="145095.613048369" calcext:value-type="float">
            <text:p>145095.613048369</text:p>
          </table:table-cell>
          <table:table-cell table:formula="of:=[.E6]/[.E28]" office:value-type="float" office:value="165778.196373911" calcext:value-type="float">
            <text:p>165778.196373911</text:p>
          </table:table-cell>
          <table:table-cell table:formula="of:=[.F6]/[.F28]" office:value-type="float" office:value="152587.053571429" calcext:value-type="float">
            <text:p>152587.053571429</text:p>
          </table:table-cell>
          <table:table-cell table:formula="of:=[.G6]/[.G28]" office:value-type="float" office:value="164851.093531875" calcext:value-type="float">
            <text:p>164851.09353187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formula="of:=[.B7]/[.B29]" office:value-type="float" office:value="209493.527140586" calcext:value-type="float">
            <text:p>209493.527140586</text:p>
          </table:table-cell>
          <table:table-cell table:formula="of:=[.C7]/[.C29]" office:value-type="float" office:value="212236.539346526" calcext:value-type="float">
            <text:p>212236.539346526</text:p>
          </table:table-cell>
          <table:table-cell table:formula="of:=[.D7]/[.D29]" office:value-type="float" office:value="213514.67268623" calcext:value-type="float">
            <text:p>213514.67268623</text:p>
          </table:table-cell>
          <table:table-cell table:formula="of:=[.E7]/[.E29]" office:value-type="float" office:value="122240.627724499" calcext:value-type="float">
            <text:p>122240.627724499</text:p>
          </table:table-cell>
          <table:table-cell table:formula="of:=[.F7]/[.F29]" office:value-type="float" office:value="159357.601713062" calcext:value-type="float">
            <text:p>159357.601713062</text:p>
          </table:table-cell>
          <table:table-cell table:formula="of:=[.G7]/[.G29]" office:value-type="float" office:value="165665.694849368" calcext:value-type="float">
            <text:p>165665.69484936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formula="of:=[.B8]/[.B30]" office:value-type="float" office:value="171611.15048429" calcext:value-type="float">
            <text:p>171611.15048429</text:p>
          </table:table-cell>
          <table:table-cell table:formula="of:=[.C8]/[.C30]" office:value-type="float" office:value="166040.947780078" calcext:value-type="float">
            <text:p>166040.947780078</text:p>
          </table:table-cell>
          <table:table-cell table:formula="of:=[.D8]/[.D30]" office:value-type="float" office:value="184984.978044835" calcext:value-type="float">
            <text:p>184984.978044835</text:p>
          </table:table-cell>
          <table:table-cell table:formula="of:=[.E8]/[.E30]" office:value-type="float" office:value="155372.16828479" calcext:value-type="float">
            <text:p>155372.16828479</text:p>
          </table:table-cell>
          <table:table-cell table:formula="of:=[.F8]/[.F30]" office:value-type="float" office:value="139404.318689501" calcext:value-type="float">
            <text:p>139404.318689501</text:p>
          </table:table-cell>
          <table:table-cell table:formula="of:=[.G8]/[.G30]" office:value-type="float" office:value="150923.147934457" calcext:value-type="float">
            <text:p>150923.14793445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formula="of:=[.B9]/[.B31]" office:value-type="float" office:value="163026.467203682" calcext:value-type="float">
            <text:p>163026.467203682</text:p>
          </table:table-cell>
          <table:table-cell table:formula="of:=[.C9]/[.C31]" office:value-type="float" office:value="156154.365436544" calcext:value-type="float">
            <text:p>156154.365436544</text:p>
          </table:table-cell>
          <table:table-cell table:formula="of:=[.D9]/[.D31]" office:value-type="float" office:value="164525.530953457" calcext:value-type="float">
            <text:p>164525.530953457</text:p>
          </table:table-cell>
          <table:table-cell table:formula="of:=[.E9]/[.E31]" office:value-type="float" office:value="169865.51173923" calcext:value-type="float">
            <text:p>169865.51173923</text:p>
          </table:table-cell>
          <table:table-cell table:formula="of:=[.F9]/[.F31]" office:value-type="float" office:value="174232.365145228" calcext:value-type="float">
            <text:p>174232.365145228</text:p>
          </table:table-cell>
          <table:table-cell table:formula="of:=[.G9]/[.G31]" office:value-type="float" office:value="226702.153399468" calcext:value-type="float">
            <text:p>226702.15339946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Samples</text:p>
          </table:table-cell>
          <table:table-cell table:style-name="ce3" office:value-type="string" calcext:value-type="string">
            <text:p>Average Fluorescence</text:p>
          </table:table-cell>
          <table:table-cell table:style-name="ce3" office:value-type="string" calcext:value-type="string">
            <text:p>Subtract No TM</text:p>
          </table:table-cell>
          <table:table-cell table:style-name="ce3" office:value-type="string" calcext:value-type="string">
            <text:p>Percent GpA</text:p>
          </table:table-cell>
          <table:table-cell table:style-name="ce3" office:value-type="string" calcext:value-type="string">
            <text:p>Standard Deviation</text:p>
          </table:table-cell>
          <table:table-cell/>
          <table:table-cell table:style-name="ce3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Gpa</text:p>
          </table:table-cell>
          <table:table-cell table:formula="of:=AVERAGE([.B35:.D35])" office:value-type="float" office:value="185319.472485541" calcext:value-type="float">
            <text:p>185319.472485541</text:p>
          </table:table-cell>
          <table:table-cell table:formula="of:=[.B45]-[.$B$47]" office:value-type="float" office:value="54563.6572063226" calcext:value-type="float">
            <text:p>54563.6572063226</text:p>
          </table:table-cell>
          <table:table-cell table:formula="of:=[.C45]/[.$C$45]*100" office:value-type="float" office:value="100" calcext:value-type="float">
            <text:p>100</text:p>
          </table:table-cell>
          <table:table-cell table:formula="of:=STDEV([.B35:.D35])" office:value-type="float" office:value="10450.9948673483" calcext:value-type="float">
            <text:p>10450.9948673483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G83I</text:p>
          </table:table-cell>
          <table:table-cell table:formula="of:=AVERAGE([.B36:.D36])" office:value-type="float" office:value="150524.278764031" calcext:value-type="float">
            <text:p>150524.278764031</text:p>
          </table:table-cell>
          <table:table-cell table:formula="of:=[.B46]-[.$B$47]" office:value-type="float" office:value="19768.4634848131" calcext:value-type="float">
            <text:p>19768.4634848131</text:p>
          </table:table-cell>
          <table:table-cell table:formula="of:=[.C46]/[.$C$45]*100" office:value-type="float" office:value="36.2300925138912" calcext:value-type="float">
            <text:p>36.2300925138912</text:p>
          </table:table-cell>
          <table:table-cell table:formula="of:=STDEV([.B36:.D36])" office:value-type="float" office:value="6888.49426397421" calcext:value-type="float">
            <text:p>6888.4942639742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No TM</text:p>
          </table:table-cell>
          <table:table-cell table:formula="of:=AVERAGE([.B37:.D37])" office:value-type="float" office:value="130755.815279218" calcext:value-type="float">
            <text:p>130755.815279218</text:p>
          </table:table-cell>
          <table:table-cell table:formula="of:=[.B47]-[.$B$47]" office:value-type="float" office:value="0" calcext:value-type="float">
            <text:p>0</text:p>
          </table:table-cell>
          <table:table-cell table:formula="of:=[.C47]/[.$C$45]*100" office:value-type="float" office:value="0" calcext:value-type="float">
            <text:p>0</text:p>
          </table:table-cell>
          <table:table-cell table:formula="of:=STDEV([.B37:.D37])" office:value-type="float" office:value="4029.82921154354" calcext:value-type="float">
            <text:p>4029.82921154354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formula="of:=AVERAGE([.B38:.D38])" office:value-type="float" office:value="141241.301233373" calcext:value-type="float">
            <text:p>141241.301233373</text:p>
          </table:table-cell>
          <table:table-cell table:formula="of:=[.B48]-[.$B$47]" office:value-type="float" office:value="10485.485954155" calcext:value-type="float">
            <text:p>10485.485954155</text:p>
          </table:table-cell>
          <table:table-cell table:formula="of:=[.C48]/[.$C$45]*100" office:value-type="float" office:value="19.2169779135332" calcext:value-type="float">
            <text:p>19.2169779135332</text:p>
          </table:table-cell>
          <table:table-cell table:formula="of:=STDEV([.B38:.D38])" office:value-type="float" office:value="3744.33367470603" calcext:value-type="float">
            <text:p>3744.33367470603</text:p>
          </table:table-cell>
          <table:table-cell/>
          <table:table-cell office:value-type="string" calcext:value-type="string">
            <text:p>LIIFGVMAIVIGT</text:p>
          </table:table-cell>
          <table:table-cell office:value-type="string" calcext:value-type="string">
            <text:p>G83I</text:p>
          </table:table-cell>
          <table:table-cell office:value-type="float" office:value="42405.9373571736" calcext:value-type="float">
            <text:p>42405.9373571736</text:p>
          </table:table-cell>
          <table:table-cell office:value-type="float" office:value="473.391389196974" calcext:value-type="float">
            <text:p>473.391389196974</text:p>
          </table:table-cell>
          <table:table-cell office:value-type="float" office:value="33.5235276846167" calcext:value-type="float">
            <text:p>33.5235276846167</text:p>
          </table:table-cell>
          <table:table-cell office:value-type="float" office:value="0.374234136312973" calcext:value-type="float">
            <text:p>0.374234136312973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formula="of:=AVERAGE([.B39:.D39])" office:value-type="float" office:value="138919.803604247" calcext:value-type="float">
            <text:p>138919.803604247</text:p>
          </table:table-cell>
          <table:table-cell table:formula="of:=[.B49]-[.$B$47]" office:value-type="float" office:value="8163.98832502871" calcext:value-type="float">
            <text:p>8163.98832502871</text:p>
          </table:table-cell>
          <table:table-cell table:formula="of:=[.C49]/[.$C$45]*100" office:value-type="float" office:value="14.9623187722884" calcext:value-type="float">
            <text:p>14.9623187722884</text:p>
          </table:table-cell>
          <table:table-cell table:formula="of:=STDEV([.B39:.D39])" office:value-type="float" office:value="11304.4384695716" calcext:value-type="float">
            <text:p>11304.4384695716</text:p>
          </table:table-cell>
          <table:table-cell/>
          <table:table-cell office:value-type="string" calcext:value-type="string">
            <text:p>VLGAAGTALLCAGLLLSLFL</text:p>
          </table:table-cell>
          <table:table-cell office:value-type="string" calcext:value-type="string">
            <text:p>P1</text:p>
          </table:table-cell>
          <table:table-cell office:value-type="float" office:value="47495.383218405" calcext:value-type="float">
            <text:p>47495.383218405</text:p>
          </table:table-cell>
          <table:table-cell office:value-type="float" office:value="1598.08276493462" calcext:value-type="float">
            <text:p>1598.08276493462</text:p>
          </table:table-cell>
          <table:table-cell office:value-type="float" office:value="37.546930770635" calcext:value-type="float">
            <text:p>37.546930770635</text:p>
          </table:table-cell>
          <table:table-cell office:value-type="float" office:value="1.26334601122858" calcext:value-type="float">
            <text:p>1.26334601122858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P3</text:p>
          </table:table-cell>
          <table:table-cell table:formula="of:=AVERAGE([.B40:.D40])" office:value-type="float" office:value="211748.246391114" calcext:value-type="float">
            <text:p>211748.246391114</text:p>
          </table:table-cell>
          <table:table-cell table:formula="of:=[.B50]-[.$B$47]" office:value-type="float" office:value="80992.4311118959" calcext:value-type="float">
            <text:p>80992.4311118959</text:p>
          </table:table-cell>
          <table:table-cell table:formula="of:=[.C50]/[.$C$45]*100" office:value-type="float" office:value="148.436588122453" calcext:value-type="float">
            <text:p>148.436588122453</text:p>
          </table:table-cell>
          <table:table-cell table:formula="of:=STDEV([.B40:.D40])" office:value-type="float" office:value="2054.56209021344" calcext:value-type="float">
            <text:p>2054.56209021344</text:p>
          </table:table-cell>
          <table:table-cell/>
          <table:table-cell office:value-type="string" calcext:value-type="string">
            <text:p>CAVVVGVGLIVGFAVGLL</text:p>
          </table:table-cell>
          <table:table-cell office:value-type="string" calcext:value-type="string">
            <text:p>P2</text:p>
          </table:table-cell>
          <table:table-cell office:value-type="float" office:value="46735.5157221799" calcext:value-type="float">
            <text:p>46735.5157221799</text:p>
          </table:table-cell>
          <table:table-cell office:value-type="float" office:value="988.687739852639" calcext:value-type="float">
            <text:p>988.687739852639</text:p>
          </table:table-cell>
          <table:table-cell office:value-type="float" office:value="36.9462262317449" calcext:value-type="float">
            <text:p>36.9462262317449</text:p>
          </table:table-cell>
          <table:table-cell office:value-type="float" office:value="0.781595759556632" calcext:value-type="float">
            <text:p>0.781595759556632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P4</text:p>
          </table:table-cell>
          <table:table-cell table:formula="of:=AVERAGE([.B41:.D41])" office:value-type="float" office:value="174212.358769734" calcext:value-type="float">
            <text:p>174212.358769734</text:p>
          </table:table-cell>
          <table:table-cell table:formula="of:=[.B51]-[.$B$47]" office:value-type="float" office:value="43456.5434905163" calcext:value-type="float">
            <text:p>43456.5434905163</text:p>
          </table:table-cell>
          <table:table-cell table:formula="of:=[.C51]/[.$C$45]*100" office:value-type="float" office:value="79.643751382341" calcext:value-type="float">
            <text:p>79.643751382341</text:p>
          </table:table-cell>
          <table:table-cell table:formula="of:=STDEV([.B41:.D41])" office:value-type="float" office:value="9736.20994413129" calcext:value-type="float">
            <text:p>9736.20994413129</text:p>
          </table:table-cell>
          <table:table-cell/>
          <table:table-cell office:value-type="string" calcext:value-type="string">
            <text:p>FHMIAVGLSSSILGCLITLLVL</text:p>
          </table:table-cell>
          <table:table-cell office:value-type="string" calcext:value-type="string">
            <text:p>P3</text:p>
          </table:table-cell>
          <table:table-cell office:value-type="float" office:value="145622.66193833" calcext:value-type="float">
            <text:p>145622.66193833</text:p>
          </table:table-cell>
          <table:table-cell office:value-type="float" office:value="7210.49829180832" calcext:value-type="float">
            <text:p>7210.49829180832</text:p>
          </table:table-cell>
          <table:table-cell office:value-type="float" office:value="115.120326143937" calcext:value-type="float">
            <text:p>115.120326143937</text:p>
          </table:table-cell>
          <table:table-cell office:value-type="float" office:value="5.70017677169508" calcext:value-type="float">
            <text:p>5.70017677169508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P5</text:p>
          </table:table-cell>
          <table:table-cell table:formula="of:=AVERAGE([.B42:.D42])" office:value-type="float" office:value="161235.454531228" calcext:value-type="float">
            <text:p>161235.454531228</text:p>
          </table:table-cell>
          <table:table-cell table:formula="of:=[.B52]-[.$B$47]" office:value-type="float" office:value="30479.6392520096" calcext:value-type="float">
            <text:p>30479.6392520096</text:p>
          </table:table-cell>
          <table:table-cell table:formula="of:=[.C52]/[.$C$45]*100" office:value-type="float" office:value="55.8606970510726" calcext:value-type="float">
            <text:p>55.8606970510726</text:p>
          </table:table-cell>
          <table:table-cell table:formula="of:=STDEV([.B42:.D42])" office:value-type="float" office:value="4463.73137885326" calcext:value-type="float">
            <text:p>4463.73137885326</text:p>
          </table:table-cell>
          <table:table-cell/>
          <table:table-cell office:value-type="string" calcext:value-type="string">
            <text:p>IIVAMTAVGGSICVMLVVICLL</text:p>
          </table:table-cell>
          <table:table-cell office:value-type="string" calcext:value-type="string">
            <text:p>P4</text:p>
          </table:table-cell>
          <table:table-cell office:value-type="float" office:value="79247.1631900454" calcext:value-type="float">
            <text:p>79247.1631900454</text:p>
          </table:table-cell>
          <table:table-cell office:value-type="float" office:value="2623.95295787381" calcext:value-type="float">
            <text:p>2623.95295787381</text:p>
          </table:table-cell>
          <table:table-cell office:value-type="float" office:value="62.6479364611761" calcext:value-type="float">
            <text:p>62.6479364611761</text:p>
          </table:table-cell>
          <table:table-cell office:value-type="float" office:value="2.07433593285573" calcext:value-type="float">
            <text:p>2.07433593285573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GAS </text:p>
          </table:table-cell>
          <table:table-cell table:formula="of:=AVERAGE([.E35:.G35])" office:value-type="float" office:value="212343.900139608" calcext:value-type="float">
            <text:p>212343.900139608</text:p>
          </table:table-cell>
          <table:table-cell table:formula="of:=[.B53]-[.$B$47]" office:value-type="float" office:value="81588.08486039" calcext:value-type="float">
            <text:p>81588.08486039</text:p>
          </table:table-cell>
          <table:table-cell table:formula="of:=[.C53]/[.$C$45]*100" office:value-type="float" office:value="149.52825568836" calcext:value-type="float">
            <text:p>149.52825568836</text:p>
          </table:table-cell>
          <table:table-cell table:formula="of:=STDEV([.E35:.G35])" office:value-type="float" office:value="12068.4442773079" calcext:value-type="float">
            <text:p>12068.4442773079</text:p>
          </table:table-cell>
          <table:table-cell/>
          <table:table-cell office:value-type="string" calcext:value-type="string">
            <text:p>LALGLGACLLAGTSLSVLWVYL</text:p>
          </table:table-cell>
          <table:table-cell office:value-type="string" calcext:value-type="string">
            <text:p>P5</text:p>
          </table:table-cell>
          <table:table-cell office:value-type="float" office:value="77020.6927254576" calcext:value-type="float">
            <text:p>77020.6927254576</text:p>
          </table:table-cell>
          <table:table-cell office:value-type="float" office:value="1433.30863735445" calcext:value-type="float">
            <text:p>1433.30863735445</text:p>
          </table:table-cell>
          <table:table-cell office:value-type="float" office:value="60.8878257571036" calcext:value-type="float">
            <text:p>60.8878257571036</text:p>
          </table:table-cell>
          <table:table-cell office:value-type="float" office:value="1.13308571345196" calcext:value-type="float">
            <text:p>1.13308571345196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Left 1</text:p>
          </table:table-cell>
          <table:table-cell table:formula="of:=AVERAGE([.E36:.G36])" office:value-type="float" office:value="176074.663677898" calcext:value-type="float">
            <text:p>176074.663677898</text:p>
          </table:table-cell>
          <table:table-cell table:formula="of:=[.B54]-[.$B$47]" office:value-type="float" office:value="45318.8483986801" calcext:value-type="float">
            <text:p>45318.8483986801</text:p>
          </table:table-cell>
          <table:table-cell table:formula="of:=[.C54]/[.$C$45]*100" office:value-type="float" office:value="83.0568380475581" calcext:value-type="float">
            <text:p>83.0568380475581</text:p>
          </table:table-cell>
          <table:table-cell table:formula="of:=STDEV([.E36:.G36])" office:value-type="float" office:value="575.433049287504" calcext:value-type="float">
            <text:p>575.43304928750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eft 2</text:p>
          </table:table-cell>
          <table:table-cell table:formula="of:=AVERAGE([.E37:.G37])" office:value-type="float" office:value="189891.527510026" calcext:value-type="float">
            <text:p>189891.527510026</text:p>
          </table:table-cell>
          <table:table-cell table:formula="of:=[.B55]-[.$B$47]" office:value-type="float" office:value="59135.7122308083" calcext:value-type="float">
            <text:p>59135.7122308083</text:p>
          </table:table-cell>
          <table:table-cell table:formula="of:=[.C55]/[.$C$45]*100" office:value-type="float" office:value="108.379304574833" calcext:value-type="float">
            <text:p>108.379304574833</text:p>
          </table:table-cell>
          <table:table-cell table:formula="of:=STDEV([.E37:.G37])" office:value-type="float" office:value="10039.9191280669" calcext:value-type="float">
            <text:p>10039.919128066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eft 3</text:p>
          </table:table-cell>
          <table:table-cell table:formula="of:=AVERAGE([.E38:.G38])" office:value-type="float" office:value="177735.241971121" calcext:value-type="float">
            <text:p>177735.241971121</text:p>
          </table:table-cell>
          <table:table-cell table:formula="of:=[.B56]-[.$B$47]" office:value-type="float" office:value="46979.4266919034" calcext:value-type="float">
            <text:p>46979.4266919034</text:p>
          </table:table-cell>
          <table:table-cell table:formula="of:=[.C56]/[.$C$45]*100" office:value-type="float" office:value="86.1002159629059" calcext:value-type="float">
            <text:p>86.1002159629059</text:p>
          </table:table-cell>
          <table:table-cell table:formula="of:=STDEV([.E38:.G38])" office:value-type="float" office:value="32500.9750080295" calcext:value-type="float">
            <text:p>32500.9750080295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Left 4</text:p>
          </table:table-cell>
          <table:table-cell table:formula="of:=AVERAGE([.E39:.G39])" office:value-type="float" office:value="161072.114492405" calcext:value-type="float">
            <text:p>161072.114492405</text:p>
          </table:table-cell>
          <table:table-cell table:formula="of:=[.B57]-[.$B$47]" office:value-type="float" office:value="30316.2992131869" calcext:value-type="float">
            <text:p>30316.2992131869</text:p>
          </table:table-cell>
          <table:table-cell table:formula="of:=[.C57]/[.$C$45]*100" office:value-type="float" office:value="55.5613402132327" calcext:value-type="float">
            <text:p>55.5613402132327</text:p>
          </table:table-cell>
          <table:table-cell table:formula="of:=STDEV([.E39:.G39])" office:value-type="float" office:value="7362.88489957829" calcext:value-type="float">
            <text:p>7362.8848995782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Right 1</text:p>
          </table:table-cell>
          <table:table-cell table:formula="of:=AVERAGE([.E40:.G40])" office:value-type="float" office:value="149087.97476231" calcext:value-type="float">
            <text:p>149087.97476231</text:p>
          </table:table-cell>
          <table:table-cell table:formula="of:=[.B58]-[.$B$47]" office:value-type="float" office:value="18332.1594830917" calcext:value-type="float">
            <text:p>18332.1594830917</text:p>
          </table:table-cell>
          <table:table-cell table:formula="of:=[.C58]/[.$C$45]*100" office:value-type="float" office:value="33.5977469651126" calcext:value-type="float">
            <text:p>33.5977469651126</text:p>
          </table:table-cell>
          <table:table-cell table:formula="of:=STDEV([.E40:.G40])" office:value-type="float" office:value="23463.4405401376" calcext:value-type="float">
            <text:p>23463.4405401376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Right 2</text:p>
          </table:table-cell>
          <table:table-cell table:formula="of:=AVERAGE([.E41:.G41])" office:value-type="float" office:value="148566.544969582" calcext:value-type="float">
            <text:p>148566.544969582</text:p>
          </table:table-cell>
          <table:table-cell table:formula="of:=[.B59]-[.$B$47]" office:value-type="float" office:value="17810.7296903644" calcext:value-type="float">
            <text:p>17810.7296903644</text:p>
          </table:table-cell>
          <table:table-cell table:formula="of:=[.C59]/[.$C$45]*100" office:value-type="float" office:value="32.6421112555128" calcext:value-type="float">
            <text:p>32.6421112555128</text:p>
          </table:table-cell>
          <table:table-cell table:formula="of:=STDEV([.E41:.G41])" office:value-type="float" office:value="8240.64550414462" calcext:value-type="float">
            <text:p>8240.6455041446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ight 3</text:p>
          </table:table-cell>
          <table:table-cell table:formula="of:=AVERAGE([.E42:.G42])" office:value-type="float" office:value="190266.676761308" calcext:value-type="float">
            <text:p>190266.676761308</text:p>
          </table:table-cell>
          <table:table-cell table:formula="of:=[.B60]-[.$B$47]" office:value-type="float" office:value="59510.8614820905" calcext:value-type="float">
            <text:p>59510.8614820905</text:p>
          </table:table-cell>
          <table:table-cell table:formula="of:=[.C60]/[.$C$45]*100" office:value-type="float" office:value="109.066848758068" calcext:value-type="float">
            <text:p>109.066848758068</text:p>
          </table:table-cell>
          <table:table-cell table:formula="of:=STDEV([.E42:.G42])" office:value-type="float" office:value="31629.5007952189" calcext:value-type="float">
            <text:p>31629.5007952189</text:p>
          </table:table-cell>
          <table:table-cell/>
          <table:table-cell table:style-name="ce3"/>
          <table:table-cell table:number-columns-repeated="1017"/>
        </table:table-row>
        <table:table-row table:style-name="ro1" table:number-rows-repeated="8">
          <table:table-cell table:style-name="ce3"/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1">00/00/0000</text:date>, <text:time style:data-style-name="N2" text:time-value="12:35:48.6015862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ILBERT LOISEAU</meta:initial-creator>
    <meta:creation-date>2022-12-10T15:34:27</meta:creation-date>
    <dc:date>2022-12-21T13:43:27.166308454</dc:date>
    <meta:generator>LibreOffice/6.4.7.2$Linux_X86_64 LibreOffice_project/40$Build-2</meta:generator>
    <meta:editing-duration>P5DT19H58M16S</meta:editing-duration>
    <meta:editing-cycles>9</meta:editing-cycles>
    <meta:document-statistic meta:table-count="1" meta:cell-count="411" meta:object-count="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Sheet1.E45:Sheet1.E60" chart:error-lower-range="Sheet1.E45:Sheet1.E60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E45:Sheet1.E60" chart:error-lower-range="Sheet1.E45:Sheet1.E60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E45:Sheet1.E60" chart:error-lower-range="Sheet1.E45:Sheet1.E60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9cm" svg:y="0.316cm" chart:style-name="ch2">
          <text:p>Fluorescence per Sample</text:p>
        </chart:title>
        <chart:plot-area chart:style-name="ch3" table:cell-range-address="Sheet1.A45:Sheet1.B60" chart:data-source-has-labels="column" svg:x="1.331cm" svg:y="1.275cm" svg:width="14.349cm" svg:height="6.564cm">
          <chartooo:coordinate-region svg:x="2.693cm" svg:y="1.275cm" svg:width="12.987cm" svg:height="5.067cm"/>
          <chart:axis chart:dimension="x" chart:name="primary-x" chart:style-name="ch4" chartooo:axis-type="auto">
            <chartooo:date-scale/>
            <chart:title svg:x="7.892cm" svg:y="8.019cm" chart:style-name="ch5">
              <text:p>Sample</text:p>
            </chart:title>
            <chart:categories table:cell-range-address="Sheet1.A45:Sheet1.A60"/>
          </chart:axis>
          <chart:axis chart:dimension="y" chart:name="primary-y" chart:style-name="ch6">
            <chart:title svg:x="0.451cm" svg:y="5.593cm" chart:style-name="ch7">
              <text:p>Fluorescence</text:p>
            </chart:title>
            <chart:grid chart:style-name="ch8" chart:class="major"/>
          </chart:axis>
          <chart:series chart:style-name="ch9" chart:values-cell-range-address="Sheet1.B45:Sheet1.B60" chart:class="chart:bar">
            <chart:error-indicator chart:style-name="ch10" chart:dimension="y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Gpa</text:p>
                <draw:g>
                  <svg:desc>Sheet1.A45:Sheet1.A60</svg:desc>
                </draw:g>
              </table:table-cell>
              <table:table-cell office:value-type="float" office:value="185319.472485541">
                <text:p>185319.472485541</text:p>
                <draw:g>
                  <svg:desc>Sheet1.B45:Sheet1.B60</svg:desc>
                </draw:g>
              </table:table-cell>
              <table:table-cell office:value-type="float" office:value="10450.9948673483">
                <text:p>10450.9948673483</text:p>
                <draw:g>
                  <svg:desc>Sheet1.E45:Sheet1.E60</svg:desc>
                </draw:g>
              </table:table-cell>
              <table:table-cell office:value-type="float" office:value="10450.9948673483">
                <text:p>10450.9948673483</text:p>
                <draw:g>
                  <svg:desc>Sheet1.E45:Sheet1.E60</svg:desc>
                </draw:g>
              </table:table-cell>
            </table:table-row>
            <table:table-row>
              <table:table-cell office:value-type="string">
                <text:p>G83I</text:p>
              </table:table-cell>
              <table:table-cell office:value-type="float" office:value="150524.278764031">
                <text:p>150524.278764031</text:p>
              </table:table-cell>
              <table:table-cell office:value-type="float" office:value="6888.49426397421">
                <text:p>6888.49426397421</text:p>
              </table:table-cell>
              <table:table-cell office:value-type="float" office:value="6888.49426397421">
                <text:p>6888.49426397421</text:p>
              </table:table-cell>
            </table:table-row>
            <table:table-row>
              <table:table-cell office:value-type="string">
                <text:p>No TM</text:p>
              </table:table-cell>
              <table:table-cell office:value-type="float" office:value="130755.815279218">
                <text:p>130755.815279218</text:p>
              </table:table-cell>
              <table:table-cell office:value-type="float" office:value="4029.82921154354">
                <text:p>4029.82921154354</text:p>
              </table:table-cell>
              <table:table-cell office:value-type="float" office:value="4029.82921154354">
                <text:p>4029.82921154354</text:p>
              </table:table-cell>
            </table:table-row>
            <table:table-row>
              <table:table-cell office:value-type="string">
                <text:p>P1</text:p>
              </table:table-cell>
              <table:table-cell office:value-type="float" office:value="141241.301233373">
                <text:p>141241.301233373</text:p>
              </table:table-cell>
              <table:table-cell office:value-type="float" office:value="3744.33367470603">
                <text:p>3744.33367470603</text:p>
              </table:table-cell>
              <table:table-cell office:value-type="float" office:value="3744.33367470603">
                <text:p>3744.33367470603</text:p>
              </table:table-cell>
            </table:table-row>
            <table:table-row>
              <table:table-cell office:value-type="string">
                <text:p>P2</text:p>
              </table:table-cell>
              <table:table-cell office:value-type="float" office:value="138919.803604247">
                <text:p>138919.803604247</text:p>
              </table:table-cell>
              <table:table-cell office:value-type="float" office:value="11304.4384695716">
                <text:p>11304.4384695716</text:p>
              </table:table-cell>
              <table:table-cell office:value-type="float" office:value="11304.4384695716">
                <text:p>11304.4384695716</text:p>
              </table:table-cell>
            </table:table-row>
            <table:table-row>
              <table:table-cell office:value-type="string">
                <text:p>P3</text:p>
              </table:table-cell>
              <table:table-cell office:value-type="float" office:value="211748.246391114">
                <text:p>211748.246391114</text:p>
              </table:table-cell>
              <table:table-cell office:value-type="float" office:value="2054.56209021344">
                <text:p>2054.56209021344</text:p>
              </table:table-cell>
              <table:table-cell office:value-type="float" office:value="2054.56209021344">
                <text:p>2054.56209021344</text:p>
              </table:table-cell>
            </table:table-row>
            <table:table-row>
              <table:table-cell office:value-type="string">
                <text:p>P4</text:p>
              </table:table-cell>
              <table:table-cell office:value-type="float" office:value="174212.358769734">
                <text:p>174212.358769734</text:p>
              </table:table-cell>
              <table:table-cell office:value-type="float" office:value="9736.20994413129">
                <text:p>9736.20994413129</text:p>
              </table:table-cell>
              <table:table-cell office:value-type="float" office:value="9736.20994413129">
                <text:p>9736.20994413129</text:p>
              </table:table-cell>
            </table:table-row>
            <table:table-row>
              <table:table-cell office:value-type="string">
                <text:p>P5</text:p>
              </table:table-cell>
              <table:table-cell office:value-type="float" office:value="161235.454531228">
                <text:p>161235.454531228</text:p>
              </table:table-cell>
              <table:table-cell office:value-type="float" office:value="4463.73137885326">
                <text:p>4463.73137885326</text:p>
              </table:table-cell>
              <table:table-cell office:value-type="float" office:value="4463.73137885326">
                <text:p>4463.73137885326</text:p>
              </table:table-cell>
            </table:table-row>
            <table:table-row>
              <table:table-cell office:value-type="string">
                <text:p>GAS </text:p>
              </table:table-cell>
              <table:table-cell office:value-type="float" office:value="212343.900139608">
                <text:p>212343.900139608</text:p>
              </table:table-cell>
              <table:table-cell office:value-type="float" office:value="12068.4442773079">
                <text:p>12068.4442773079</text:p>
              </table:table-cell>
              <table:table-cell office:value-type="float" office:value="12068.4442773079">
                <text:p>12068.4442773079</text:p>
              </table:table-cell>
            </table:table-row>
            <table:table-row>
              <table:table-cell office:value-type="string">
                <text:p>Left 1</text:p>
              </table:table-cell>
              <table:table-cell office:value-type="float" office:value="176074.663677898">
                <text:p>176074.663677898</text:p>
              </table:table-cell>
              <table:table-cell office:value-type="float" office:value="575.433049287504">
                <text:p>575.433049287504</text:p>
              </table:table-cell>
              <table:table-cell office:value-type="float" office:value="575.433049287504">
                <text:p>575.433049287504</text:p>
              </table:table-cell>
            </table:table-row>
            <table:table-row>
              <table:table-cell office:value-type="string">
                <text:p>Left 2</text:p>
              </table:table-cell>
              <table:table-cell office:value-type="float" office:value="189891.527510026">
                <text:p>189891.527510026</text:p>
              </table:table-cell>
              <table:table-cell office:value-type="float" office:value="10039.9191280669">
                <text:p>10039.9191280669</text:p>
              </table:table-cell>
              <table:table-cell office:value-type="float" office:value="10039.9191280669">
                <text:p>10039.9191280669</text:p>
              </table:table-cell>
            </table:table-row>
            <table:table-row>
              <table:table-cell office:value-type="string">
                <text:p>Left 3</text:p>
              </table:table-cell>
              <table:table-cell office:value-type="float" office:value="177735.241971121">
                <text:p>177735.241971121</text:p>
              </table:table-cell>
              <table:table-cell office:value-type="float" office:value="32500.9750080295">
                <text:p>32500.9750080295</text:p>
              </table:table-cell>
              <table:table-cell office:value-type="float" office:value="32500.9750080295">
                <text:p>32500.9750080295</text:p>
              </table:table-cell>
            </table:table-row>
            <table:table-row>
              <table:table-cell office:value-type="string">
                <text:p>Left 4</text:p>
              </table:table-cell>
              <table:table-cell office:value-type="float" office:value="161072.114492405">
                <text:p>161072.114492405</text:p>
              </table:table-cell>
              <table:table-cell office:value-type="float" office:value="7362.88489957829">
                <text:p>7362.88489957829</text:p>
              </table:table-cell>
              <table:table-cell office:value-type="float" office:value="7362.88489957829">
                <text:p>7362.88489957829</text:p>
              </table:table-cell>
            </table:table-row>
            <table:table-row>
              <table:table-cell office:value-type="string">
                <text:p>Right 1</text:p>
              </table:table-cell>
              <table:table-cell office:value-type="float" office:value="149087.97476231">
                <text:p>149087.97476231</text:p>
              </table:table-cell>
              <table:table-cell office:value-type="float" office:value="23463.4405401376">
                <text:p>23463.4405401376</text:p>
              </table:table-cell>
              <table:table-cell office:value-type="float" office:value="23463.4405401376">
                <text:p>23463.4405401376</text:p>
              </table:table-cell>
            </table:table-row>
            <table:table-row>
              <table:table-cell office:value-type="string">
                <text:p>Right 2</text:p>
              </table:table-cell>
              <table:table-cell office:value-type="float" office:value="148566.544969582">
                <text:p>148566.544969582</text:p>
              </table:table-cell>
              <table:table-cell office:value-type="float" office:value="8240.64550414462">
                <text:p>8240.64550414462</text:p>
              </table:table-cell>
              <table:table-cell office:value-type="float" office:value="8240.64550414462">
                <text:p>8240.64550414462</text:p>
              </table:table-cell>
            </table:table-row>
            <table:table-row>
              <table:table-cell office:value-type="string">
                <text:p>Right 3</text:p>
              </table:table-cell>
              <table:table-cell office:value-type="float" office:value="190266.676761308">
                <text:p>190266.676761308</text:p>
              </table:table-cell>
              <table:table-cell office:value-type="float" office:value="31629.5007952189">
                <text:p>31629.5007952189</text:p>
              </table:table-cell>
              <table:table-cell office:value-type="float" office:value="31629.5007952189">
                <text:p>31629.50079521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79cm" svg:y="0.316cm" chart:style-name="ch2">
          <text:p>Percent GpA for controls in Sort-Seq</text:p>
        </chart:title>
        <chart:plot-area chart:style-name="ch3" table:cell-range-address="Sheet1.H48:Sheet1.H53 Sheet1.K48:Sheet1.K53" chart:data-source-has-labels="column" svg:x="1.331cm" svg:y="1.275cm" svg:width="14.349cm" svg:height="6.564cm">
          <chartooo:coordinate-region svg:x="2.138cm" svg:y="1.474cm" svg:width="13.542cm" svg:height="5.718cm"/>
          <chart:axis chart:dimension="x" chart:name="primary-x" chart:style-name="ch4" chartooo:axis-type="auto">
            <chartooo:date-scale/>
            <chart:title svg:x="7.919cm" svg:y="8.019cm" chart:style-name="ch5">
              <text:p>Control</text:p>
            </chart:title>
            <chart:categories table:cell-range-address="Sheet1.H48:Sheet1.H53"/>
          </chart:axis>
          <chart:axis chart:dimension="y" chart:name="primary-y" chart:style-name="ch6">
            <chart:title svg:x="0.451cm" svg:y="5.117cm" chart:style-name="ch7">
              <text:p>% GpA</text:p>
            </chart:title>
            <chart:grid chart:style-name="ch8" chart:class="major"/>
          </chart:axis>
          <chart:series chart:style-name="ch9" chart:values-cell-range-address="Sheet1.K48:Sheet1.K5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G83I</text:p>
                <draw:g>
                  <svg:desc>Sheet1.H48:Sheet1.H53</svg:desc>
                </draw:g>
              </table:table-cell>
              <table:table-cell office:value-type="float" office:value="33.5235276846167">
                <text:p>33.5235276846167</text:p>
                <draw:g>
                  <svg:desc>Sheet1.K48:Sheet1.K53</svg:desc>
                </draw:g>
              </table:table-cell>
            </table:table-row>
            <table:table-row>
              <table:table-cell office:value-type="string">
                <text:p>P1</text:p>
              </table:table-cell>
              <table:table-cell office:value-type="float" office:value="37.546930770635">
                <text:p>37.546930770635</text:p>
              </table:table-cell>
            </table:table-row>
            <table:table-row>
              <table:table-cell office:value-type="string">
                <text:p>P2</text:p>
              </table:table-cell>
              <table:table-cell office:value-type="float" office:value="36.9462262317449">
                <text:p>36.9462262317449</text:p>
              </table:table-cell>
            </table:table-row>
            <table:table-row>
              <table:table-cell office:value-type="string">
                <text:p>P3</text:p>
              </table:table-cell>
              <table:table-cell office:value-type="float" office:value="115.120326143937">
                <text:p>115.120326143937</text:p>
              </table:table-cell>
            </table:table-row>
            <table:table-row>
              <table:table-cell office:value-type="string">
                <text:p>P4</text:p>
              </table:table-cell>
              <table:table-cell office:value-type="float" office:value="62.6479364611761">
                <text:p>62.6479364611761</text:p>
              </table:table-cell>
            </table:table-row>
            <table:table-row>
              <table:table-cell office:value-type="string">
                <text:p>P5</text:p>
              </table:table-cell>
              <table:table-cell office:value-type="float" office:value="60.8878257571036">
                <text:p>60.88782575710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22cm" svg:y="0.316cm" chart:style-name="ch2">
          <text:p>Percent GpA for controls in TOXGREEN</text:p>
        </chart:title>
        <chart:plot-area chart:style-name="ch3" table:cell-range-address="Sheet1.A46:Sheet1.A46 Sheet1.A48:Sheet1.A52 Sheet1.D46:Sheet1.D46 Sheet1.D48:Sheet1.D52" chart:data-source-has-labels="column" svg:x="1.331cm" svg:y="1.275cm" svg:width="14.349cm" svg:height="6.564cm">
          <chartooo:coordinate-region svg:x="2.138cm" svg:y="1.474cm" svg:width="13.542cm" svg:height="5.718cm"/>
          <chart:axis chart:dimension="x" chart:name="primary-x" chart:style-name="ch4" chartooo:axis-type="auto">
            <chartooo:date-scale/>
            <chart:title svg:x="7.919cm" svg:y="8.019cm" chart:style-name="ch5">
              <text:p>Control</text:p>
            </chart:title>
            <chart:categories table:cell-range-address="Sheet1.A46:Sheet1.A46 Sheet1.A48:Sheet1.A52"/>
          </chart:axis>
          <chart:axis chart:dimension="y" chart:name="primary-y" chart:style-name="ch6">
            <chart:title svg:x="0.451cm" svg:y="5.117cm" chart:style-name="ch7">
              <text:p>% GpA</text:p>
            </chart:title>
            <chart:grid chart:style-name="ch8" chart:class="major"/>
          </chart:axis>
          <chart:series chart:style-name="ch9" chart:values-cell-range-address="Sheet1.D46:Sheet1.D46 Sheet1.D48:Sheet1.D5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 Column D</text:p>
              </table:table-cell>
            </table:table-row>
          </table:table-header-rows>
          <table:table-rows>
            <table:table-row>
              <table:table-cell office:value-type="string">
                <text:p>G83I</text:p>
                <draw:g>
                  <svg:desc>Sheet1.A46:Sheet1.A46 Sheet1.A48:Sheet1.A52</svg:desc>
                </draw:g>
              </table:table-cell>
              <table:table-cell office:value-type="float" office:value="36.2300925138912">
                <text:p>36.2300925138912</text:p>
                <draw:g>
                  <svg:desc>Sheet1.D46:Sheet1.D46 Sheet1.D48:Sheet1.D52</svg:desc>
                </draw:g>
              </table:table-cell>
            </table:table-row>
            <table:table-row>
              <table:table-cell office:value-type="string">
                <text:p>P1</text:p>
              </table:table-cell>
              <table:table-cell office:value-type="float" office:value="19.2169779135332">
                <text:p>19.2169779135332</text:p>
              </table:table-cell>
            </table:table-row>
            <table:table-row>
              <table:table-cell office:value-type="string">
                <text:p>P2</text:p>
              </table:table-cell>
              <table:table-cell office:value-type="float" office:value="14.9623187722884">
                <text:p>14.9623187722884</text:p>
              </table:table-cell>
            </table:table-row>
            <table:table-row>
              <table:table-cell office:value-type="string">
                <text:p>P3</text:p>
              </table:table-cell>
              <table:table-cell office:value-type="float" office:value="148.436588122453">
                <text:p>148.436588122453</text:p>
              </table:table-cell>
            </table:table-row>
            <table:table-row>
              <table:table-cell office:value-type="string">
                <text:p>P4</text:p>
              </table:table-cell>
              <table:table-cell office:value-type="float" office:value="79.643751382341">
                <text:p>79.643751382341</text:p>
              </table:table-cell>
            </table:table-row>
            <table:table-row>
              <table:table-cell office:value-type="string">
                <text:p>P5</text:p>
              </table:table-cell>
              <table:table-cell office:value-type="float" office:value="55.8606970510726">
                <text:p>55.86069705107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